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"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5cm"/>
    </style:style>
    <style:style style:name="gr4" style:family="graphic" style:parent-style-name="standard">
      <style:graphic-properties svg:stroke-color="#000000" svg:stroke-opacity="100%" draw:fill="solid" draw:fill-color="#ffffff" draw:opacity="100%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831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DejaVu Sans Light" fo:font-size="9pt" style:font-size-asian="9pt" style:font-size-complex="9pt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 Light" fo:font-size="11pt" style:font-size-asian="11pt" style:font-size-complex="11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9pt" style:font-size-asian="9pt" style:font-size-complex="9pt"/>
    </style:style>
    <style:style style:name="T2" style:family="text">
      <style:text-properties style:font-name="DejaVu Sans Light" fo:font-size="11pt" style:font-size-asian="11pt" style:font-size-complex="11pt"/>
    </style:style>
    <style:style style:name="T3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223cm" svg:y1="8.988cm" svg:x2="12.223cm" svg:y2="4.164cm">
          <text:p/>
        </draw:line>
        <draw:line draw:style-name="gr1" draw:text-style-name="P1" draw:layer="layout" svg:x1="5.923cm" svg:y1="8.988cm" svg:x2="5.923cm" svg:y2="5.278cm">
          <text:p/>
        </draw:line>
        <draw:line draw:style-name="gr1" draw:text-style-name="P1" draw:layer="layout" svg:x1="5.723cm" svg:y1="8.987cm" svg:x2="5.723cm" svg:y2="3.287cm">
          <text:p/>
        </draw:line>
        <draw:custom-shape draw:style-name="gr2" draw:text-style-name="P2" draw:layer="layout" svg:width="3.37cm" svg:height="1.538cm" svg:x="4.474cm" svg:y="1.7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9cm" svg:height="0.59cm" draw:transform="rotate (-3.14159265358979) translate (4.811cm 2.4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1cm" svg:y="1.859cm">
          <draw:text-box>
            <text:p text:style-name="P3"><text:span text:style-name="T1">ADC</text:span></text:p>
          </draw:text-box>
        </draw:frame>
        <draw:custom-shape draw:style-name="gr4" draw:text-style-name="P5" draw:layer="layout" svg:width="0.929cm" svg:height="0.59cm" draw:transform="rotate (-3.14159265358979) translate (4.811cm 3.143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1cm" svg:y="2.558cm">
          <draw:text-box>
            <text:p text:style-name="P3"><text:span text:style-name="T1">ADC</text:span></text:p>
          </draw:text-box>
        </draw:frame>
        <draw:line draw:style-name="gr5" draw:text-style-name="P1" draw:layer="layout" svg:x1="3.875cm" svg:y1="2.148cm" svg:x2="3.067cm" svg:y2="2.148cm">
          <text:p/>
        </draw:line>
        <draw:line draw:style-name="gr5" draw:text-style-name="P1" draw:layer="layout" svg:x1="3.875cm" svg:y1="2.848cm" svg:x2="3.067cm" svg:y2="2.848cm">
          <text:p/>
        </draw:line>
        <draw:frame draw:style-name="gr6" draw:text-style-name="P6" draw:layer="layout" svg:width="2.598cm" svg:height="0.708cm" svg:x="5.016cm" svg:y="2.174cm">
          <draw:text-box>
            <text:p text:style-name="P3"><text:span text:style-name="T2">F-</text:span><text:span text:style-name="T2">E</text:span><text:span text:style-name="T2">n</text:span><text:span text:style-name="T2">gi</text:span><text:span text:style-name="T2">n</text:span><text:span text:style-name="T2">e </text:span><text:span text:style-name="T2">0</text:span></text:p>
          </draw:text-box>
        </draw:frame>
        <draw:frame draw:style-name="gr3" draw:text-style-name="P4" draw:layer="layout" svg:width="2.199cm" svg:height="0.705cm" draw:transform="rotate (-1.5707963267949) translate (2.185cm 1.437cm)">
          <draw:text-box>
            <text:p text:style-name="P3"><text:span text:style-name="T1">Antenna 0</text:span></text:p>
          </draw:text-box>
        </draw:frame>
        <draw:frame draw:style-name="gr3" draw:text-style-name="P4" draw:layer="layout" svg:width="1.386cm" svg:height="0.705cm" svg:x="1.936cm" svg:y="1.849cm">
          <draw:text-box>
            <text:p text:style-name="P3"><text:span text:style-name="T1">pol X</text:span></text:p>
          </draw:text-box>
        </draw:frame>
        <draw:frame draw:style-name="gr3" draw:text-style-name="P4" draw:layer="layout" svg:width="1.386cm" svg:height="0.705cm" svg:x="1.936cm" svg:y="2.55cm">
          <draw:text-box>
            <text:p text:style-name="P3"><text:span text:style-name="T1">pol Y</text:span></text:p>
          </draw:text-box>
        </draw:frame>
        <draw:custom-shape draw:style-name="gr2" draw:text-style-name="P2" draw:layer="layout" svg:width="3.37cm" svg:height="1.538cm" svg:x="4.475cm" svg:y="3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9cm" svg:height="0.59cm" draw:transform="rotate (-3.14159265358979) translate (4.812cm 4.44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2cm" svg:y="3.86cm">
          <draw:text-box>
            <text:p text:style-name="P3"><text:span text:style-name="T1">ADC</text:span></text:p>
          </draw:text-box>
        </draw:frame>
        <draw:custom-shape draw:style-name="gr4" draw:text-style-name="P5" draw:layer="layout" svg:width="0.929cm" svg:height="0.59cm" draw:transform="rotate (-3.14159265358979) translate (4.812cm 5.1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2cm" svg:y="4.559cm">
          <draw:text-box>
            <text:p text:style-name="P3"><text:span text:style-name="T1">ADC</text:span></text:p>
          </draw:text-box>
        </draw:frame>
        <draw:line draw:style-name="gr5" draw:text-style-name="P1" draw:layer="layout" svg:x1="3.876cm" svg:y1="4.149cm" svg:x2="3.068cm" svg:y2="4.149cm">
          <text:p/>
        </draw:line>
        <draw:line draw:style-name="gr5" draw:text-style-name="P1" draw:layer="layout" svg:x1="3.876cm" svg:y1="4.849cm" svg:x2="3.068cm" svg:y2="4.849cm">
          <text:p/>
        </draw:line>
        <draw:frame draw:style-name="gr3" draw:text-style-name="P4" draw:layer="layout" svg:width="2.199cm" svg:height="0.705cm" draw:transform="rotate (-1.5707963267949) translate (2.186cm 3.438cm)">
          <draw:text-box>
            <text:p text:style-name="P3"><text:span text:style-name="T1">Antenna 1</text:span></text:p>
          </draw:text-box>
        </draw:frame>
        <draw:frame draw:style-name="gr3" draw:text-style-name="P4" draw:layer="layout" svg:width="1.386cm" svg:height="0.705cm" svg:x="1.937cm" svg:y="3.85cm">
          <draw:text-box>
            <text:p text:style-name="P3"><text:span text:style-name="T1">pol X</text:span></text:p>
          </draw:text-box>
        </draw:frame>
        <draw:frame draw:style-name="gr3" draw:text-style-name="P4" draw:layer="layout" svg:width="1.386cm" svg:height="0.705cm" svg:x="1.937cm" svg:y="4.551cm">
          <draw:text-box>
            <text:p text:style-name="P3"><text:span text:style-name="T1">pol Y</text:span></text:p>
          </draw:text-box>
        </draw:frame>
        <draw:custom-shape draw:style-name="gr2" draw:text-style-name="P2" draw:layer="layout" svg:width="3.37cm" svg:height="1.538cm" svg:x="4.475cm" svg:y="6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29cm" svg:height="0.59cm" draw:transform="rotate (-3.14159265358979) translate (4.812cm 7.34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2cm" svg:y="6.76cm">
          <draw:text-box>
            <text:p text:style-name="P3"><text:span text:style-name="T1">ADC</text:span></text:p>
          </draw:text-box>
        </draw:frame>
        <draw:custom-shape draw:style-name="gr4" draw:text-style-name="P5" draw:layer="layout" svg:width="0.929cm" svg:height="0.59cm" draw:transform="rotate (-3.14159265358979) translate (4.812cm 8.04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386cm" svg:height="0.705cm" svg:x="3.712cm" svg:y="7.459cm">
          <draw:text-box>
            <text:p text:style-name="P3"><text:span text:style-name="T1">ADC</text:span></text:p>
          </draw:text-box>
        </draw:frame>
        <draw:line draw:style-name="gr5" draw:text-style-name="P1" draw:layer="layout" svg:x1="3.876cm" svg:y1="7.049cm" svg:x2="3.068cm" svg:y2="7.049cm">
          <text:p/>
        </draw:line>
        <draw:line draw:style-name="gr5" draw:text-style-name="P1" draw:layer="layout" svg:x1="3.876cm" svg:y1="7.749cm" svg:x2="3.068cm" svg:y2="7.749cm">
          <text:p/>
        </draw:line>
        <draw:frame draw:style-name="gr3" draw:text-style-name="P4" draw:layer="layout" svg:width="2.752cm" svg:height="0.705cm" draw:transform="rotate (-1.5707963267949) translate (2.186cm 6.138cm)">
          <draw:text-box>
            <text:p text:style-name="P3"><text:span text:style-name="T1">Antenna N-1</text:span></text:p>
          </draw:text-box>
        </draw:frame>
        <draw:frame draw:style-name="gr3" draw:text-style-name="P4" draw:layer="layout" svg:width="1.386cm" svg:height="0.705cm" svg:x="1.937cm" svg:y="6.75cm">
          <draw:text-box>
            <text:p text:style-name="P3"><text:span text:style-name="T1">pol X</text:span></text:p>
          </draw:text-box>
        </draw:frame>
        <draw:frame draw:style-name="gr3" draw:text-style-name="P4" draw:layer="layout" svg:width="1.386cm" svg:height="0.705cm" svg:x="1.937cm" svg:y="7.451cm">
          <draw:text-box>
            <text:p text:style-name="P3"><text:span text:style-name="T1">pol Y</text:span></text:p>
          </draw:text-box>
        </draw:frame>
        <draw:custom-shape draw:style-name="gr7" draw:text-style-name="P7" draw:layer="layout" svg:width="0.07cm" svg:height="0.07cm" svg:x="6.229cm" svg:y="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07cm" svg:height="0.07cm" svg:x="6.23cm" svg:y="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07cm" svg:height="0.07cm" svg:x="6.23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167cm" svg:height="5.236cm" svg:x="8.344cm" svg:y="2.32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97cm" svg:height="1.081cm" svg:x="7.432cm" svg:y="1.364cm">
          <draw:text-box>
            <text:p text:style-name="P3"><text:span text:style-name="T3">Corn</text:span><text:span text:style-name="T3">er</text:span></text:p>
            <text:p text:style-name="P3"><text:span text:style-name="T3">Turn</text:span></text:p>
          </draw:text-box>
        </draw:frame>
        <draw:line draw:style-name="gr5" draw:text-style-name="P1" draw:layer="layout" svg:x1="8.355cm" svg:y1="2.5cm" svg:x2="7.843cm" svg:y2="2.5cm">
          <text:p/>
        </draw:line>
        <draw:line draw:style-name="gr5" draw:text-style-name="P1" draw:layer="layout" svg:x1="8.355cm" svg:y1="4.5cm" svg:x2="7.843cm" svg:y2="4.5cm">
          <text:p/>
        </draw:line>
        <draw:line draw:style-name="gr5" draw:text-style-name="P1" draw:layer="layout" svg:x1="8.355cm" svg:y1="7.4cm" svg:x2="7.843cm" svg:y2="7.4cm">
          <text:p/>
        </draw:line>
        <draw:custom-shape draw:style-name="gr2" draw:text-style-name="P2" draw:layer="layout" svg:width="3.37cm" svg:height="1.538cm" svg:x="10.005cm" svg:y="2.6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69cm" svg:height="0.708cm" svg:x="10.247cm" svg:y="3.075cm">
          <draw:text-box>
            <text:p text:style-name="P3"><text:span text:style-name="T2">X</text:span><text:span text:style-name="T2">-</text:span><text:span text:style-name="T2">E</text:span><text:span text:style-name="T2">n</text:span><text:span text:style-name="T2">g</text:span><text:span text:style-name="T2">i</text:span><text:span text:style-name="T2">n</text:span><text:span text:style-name="T2">e </text:span><text:span text:style-name="T2">0</text:span></text:p>
          </draw:text-box>
        </draw:frame>
        <draw:frame draw:style-name="gr6" draw:text-style-name="P6" draw:layer="layout" svg:width="2.598cm" svg:height="0.708cm" svg:x="5.016cm" svg:y="4.174cm">
          <draw:text-box>
            <text:p text:style-name="P3"><text:span text:style-name="T2">F</text:span><text:span text:style-name="T2">-</text:span><text:span text:style-name="T2">E</text:span><text:span text:style-name="T2">n</text:span><text:span text:style-name="T2">g</text:span><text:span text:style-name="T2">i</text:span><text:span text:style-name="T2">n</text:span><text:span text:style-name="T2">e </text:span><text:span text:style-name="T2">1</text:span></text:p>
          </draw:text-box>
        </draw:frame>
        <draw:frame draw:style-name="gr6" draw:text-style-name="P6" draw:layer="layout" svg:width="3.005cm" svg:height="0.708cm" svg:x="4.816cm" svg:y="7.074cm">
          <draw:text-box>
            <text:p text:style-name="P3"><text:span text:style-name="T2">F</text:span><text:span text:style-name="T2">-</text:span><text:span text:style-name="T2">E</text:span><text:span text:style-name="T2">n</text:span><text:span text:style-name="T2">g</text:span><text:span text:style-name="T2">i</text:span><text:span text:style-name="T2">n</text:span><text:span text:style-name="T2">e </text:span><text:span text:style-name="T2">N</text:span><text:span text:style-name="T2">-</text:span><text:span text:style-name="T2">1</text:span></text:p>
          </draw:text-box>
        </draw:frame>
        <draw:custom-shape draw:style-name="gr7" draw:text-style-name="P7" draw:layer="layout" svg:width="0.07cm" svg:height="0.07cm" svg:x="11.6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07cm" svg:height="0.07cm" svg:x="11.631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07cm" svg:height="0.07cm" svg:x="11.631cm" svg:y="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013cm" svg:y1="3.414cm" svg:x2="9.501cm" svg:y2="3.414cm">
          <text:p/>
        </draw:line>
        <draw:custom-shape draw:style-name="gr2" draw:text-style-name="P2" draw:layer="layout" svg:width="3.37cm" svg:height="1.538cm" svg:x="10.005cm" svg:y="5.54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69cm" svg:height="0.708cm" svg:x="10.247cm" svg:y="5.976cm">
          <draw:text-box>
            <text:p text:style-name="P3"><text:span text:style-name="T2">X-</text:span><text:span text:style-name="T2">Engi</text:span><text:span text:style-name="T2">ne </text:span><text:span text:style-name="T2">M-1</text:span></text:p>
          </draw:text-box>
        </draw:frame>
        <draw:line draw:style-name="gr5" draw:text-style-name="P1" draw:layer="layout" svg:x1="10.013cm" svg:y1="6.315cm" svg:x2="9.501cm" svg:y2="6.315cm">
          <text:p/>
        </draw:line>
        <draw:line draw:style-name="gr10" draw:text-style-name="P1" draw:layer="layout" svg:x1="9.497cm" svg:y1="6.308cm" svg:x2="8.33cm" svg:y2="7.4cm">
          <text:p/>
        </draw:line>
        <draw:line draw:style-name="gr10" draw:text-style-name="P1" draw:layer="layout" svg:x1="9.497cm" svg:y1="3.411cm" svg:x2="8.331cm" svg:y2="7.4cm">
          <text:p/>
        </draw:line>
        <draw:line draw:style-name="gr10" draw:text-style-name="P1" draw:layer="layout" svg:x1="9.498cm" svg:y1="6.308cm" svg:x2="8.327cm" svg:y2="4.511cm">
          <text:p/>
        </draw:line>
        <draw:line draw:style-name="gr10" draw:text-style-name="P1" draw:layer="layout" svg:x1="9.499cm" svg:y1="6.309cm" svg:x2="8.341cm" svg:y2="2.506cm">
          <text:p/>
        </draw:line>
        <draw:line draw:style-name="gr10" draw:text-style-name="P1" draw:layer="layout" svg:x1="9.497cm" svg:y1="3.412cm" svg:x2="8.341cm" svg:y2="4.497cm">
          <text:p/>
        </draw:line>
        <draw:line draw:style-name="gr10" draw:text-style-name="P1" draw:layer="layout" svg:x1="9.497cm" svg:y1="3.413cm" svg:x2="8.341cm" svg:y2="2.52cm">
          <text:p/>
        </draw:line>
        <draw:line draw:style-name="gr5" draw:text-style-name="P1" draw:layer="layout" svg:x1="13.885cm" svg:y1="3.415cm" svg:x2="13.373cm" svg:y2="3.415cm">
          <text:p/>
        </draw:line>
        <draw:line draw:style-name="gr5" draw:text-style-name="P1" draw:layer="layout" svg:x1="13.885cm" svg:y1="6.316cm" svg:x2="13.373cm" svg:y2="6.316cm">
          <text:p/>
        </draw:line>
        <draw:custom-shape draw:style-name="gr8" draw:text-style-name="P8" draw:layer="layout" svg:width="3.37cm" svg:height="0.741cm" svg:x="8.515cm" svg:y="8.61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05cm" svg:height="0.708cm" svg:x="8.703cm" svg:y="8.658cm">
          <draw:text-box>
            <text:p text:style-name="P3"><text:span text:style-name="T2">Controller</text:span></text:p>
          </draw:text-box>
        </draw:frame>
        <draw:custom-shape draw:style-name="gr8" draw:text-style-name="P8" draw:layer="layout" svg:width="1.191cm" svg:height="3.26cm" svg:x="13.89cm" svg:y="3.24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005cm" svg:height="1.081cm" draw:transform="rotate (-1.5707963267949) translate (15.02cm 3.384cm)">
          <draw:text-box>
            <text:p text:style-name="P3"><text:span text:style-name="T3">Measurement</text:span></text:p>
            <text:p text:style-name="P3"><text:span text:style-name="T3">Set</text:span></text:p>
          </draw:text-box>
        </draw:frame>
        <draw:line draw:style-name="gr5" draw:text-style-name="P1" draw:layer="layout" svg:x1="8.494cm" svg:y1="9.006cm" svg:x2="5.709cm" svg:y2="9.006cm">
          <text:p/>
        </draw:line>
        <draw:line draw:style-name="gr1" draw:text-style-name="P1" draw:layer="layout" svg:x1="6.123cm" svg:y1="8.989cm" svg:x2="6.123cm" svg:y2="8.161cm">
          <text:p/>
        </draw:line>
        <draw:line draw:style-name="gr5" draw:text-style-name="P1" draw:layer="layout" svg:x1="14.524cm" svg:y1="9.006cm" svg:x2="11.91cm" svg:y2="9.006cm">
          <text:p/>
        </draw:line>
        <draw:line draw:style-name="gr1" draw:text-style-name="P1" draw:layer="layout" svg:x1="12.423cm" svg:y1="8.989cm" svg:x2="12.423cm" svg:y2="7.061cm">
          <text:p/>
        </draw:line>
        <draw:line draw:style-name="gr1" draw:text-style-name="P1" draw:layer="layout" svg:x1="14.523cm" svg:y1="8.989cm" svg:x2="14.523cm" svg:y2="6.5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8-26T12:16:15.530622783</dc:date>
    <dc:creator>griffin </dc:creator>
    <meta:editing-duration>PT58M37S</meta:editing-duration>
    <meta:editing-cycles>10</meta:editing-cycles>
    <meta:generator>LibreOffice/5.1.4.2$Linux_X86_64 LibreOffice_project/10m0$Build-2</meta:generator>
    <meta:document-statistic meta:object-count="70"/>
  </office:meta>
</office:document-meta>
</file>